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paragraph-properties fo:line-height="100%"/>
      <style:text-properties officeooo:rsid="0651b134" officeooo:paragraph-rsid="0651b134"/>
    </style:style>
    <style:style style:name="P5" style:family="paragraph" style:parent-style-name="Text_20_body">
      <style:text-properties officeooo:rsid="0655cb40" officeooo:paragraph-rsid="0655cb40"/>
    </style:style>
    <style:style style:name="P6" style:family="paragraph" style:parent-style-name="Text_20_body">
      <style:text-properties officeooo:rsid="0657586d" officeooo:paragraph-rsid="0657586d"/>
    </style:style>
    <style:style style:name="P7" style:family="paragraph" style:parent-style-name="Text_20_body">
      <style:text-properties officeooo:rsid="0657586d" officeooo:paragraph-rsid="06569792"/>
    </style:style>
    <style:style style:name="P8" style:family="paragraph" style:parent-style-name="Heading_20_2">
      <style:paragraph-properties fo:line-height="100%"/>
      <style:text-properties officeooo:rsid="0651b134" officeooo:paragraph-rsid="0653ddf3"/>
    </style:style>
    <style:style style:name="P9" style:family="paragraph" style:parent-style-name="Heading_20_2">
      <style:paragraph-properties fo:line-height="100%"/>
      <style:text-properties officeooo:rsid="0651b134" officeooo:paragraph-rsid="06569792"/>
    </style:style>
    <style:style style:name="P10" style:family="paragraph" style:parent-style-name="Text_20_body" style:list-style-name="L1">
      <style:text-properties officeooo:rsid="06569792" officeooo:paragraph-rsid="06569792"/>
    </style:style>
    <style:style style:name="P11" style:family="paragraph" style:parent-style-name="Text_20_body">
      <style:text-properties officeooo:rsid="0651b134" officeooo:paragraph-rsid="06569792"/>
    </style:style>
    <style:style style:name="P12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653b497"/>
    </style:style>
    <style:style style:name="T4" style:family="text">
      <style:text-properties officeooo:rsid="0656979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6588c8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מטלה</text:span> <text:span text:style-name="T3">- אתריום</text:span></text:h>
      <text:p text:style-name="P3">יש לענות על שאלה אחת לבחירתכם.</text:p>
      <text:p text:style-name="P3"/>
      <text:p text:style-name="P8">שאלה <text:span text:style-name="T2">1: אבן נייר ומספריים עם בחירות סודיות</text:span></text:p>
      <text:p text:style-name="P5">א. ודאו שאתם יכולים לקמפל ולהריץ את החוזה של "אבן נייר ומספריים" שהוצג בכיתה (בקובץ <text:span text:style-name="T6">code</text:span>/rps.sol) בסביבת רמיקס: https://remix.ethereum.org <text:s/>(אמור לעבוד בדפדפן Chrome).</text:p>
      <text:p text:style-name="P5">ב. שנו את התוכנית בהתאם למה שנלמד בהרצאה, כך שהבחירות של שני השחקנים יישמרו בסוד עד לסיום המשחק, ולא יהיה אפשר לראות אותן דרך שרשרת הבלוקים.</text:p>
      <text:p text:style-name="P5"/>
      <text:p text:style-name="P9">שאלה <text:span text:style-name="T4">2: שימוש ברשת אתריום לפתרון בעיות NP שלמות</text:span>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6-06T09:14:32.547927601</dc:date>
    <meta:editing-duration>P11DT14H45M18S</meta:editing-duration>
    <meta:editing-cycles>1440</meta:editing-cycles>
    <dc:creator>Erel Segal-Halevi</dc:creator>
    <meta:document-statistic meta:table-count="0" meta:image-count="0" meta:object-count="0" meta:page-count="1" meta:paragraph-count="8" meta:word-count="82" meta:character-count="461" meta:non-whitespace-character-count="386"/>
  </office:meta>
</office:document-meta>
</file>